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a7a83" officeooo:paragraph-rsid="000a7a83"/>
    </style:style>
    <style:style style:name="P2" style:family="paragraph" style:parent-style-name="Text_20_body">
      <style:paragraph-properties fo:margin-top="0cm" fo:margin-bottom="0cm" loext:contextual-spacing="false" fo:line-height="138%" fo:text-align="center" style:justify-single-word="false" style:writing-mode="lr-tb"/>
      <style:text-properties officeooo:paragraph-rsid="000a7a83"/>
    </style:style>
    <style:style style:name="P3" style:family="paragraph" style:parent-style-name="Text_20_body">
      <style:paragraph-properties fo:margin-top="0cm" fo:margin-bottom="0cm" loext:contextual-spacing="false" fo:line-height="138%" fo:text-align="start" style:justify-single-word="false" style:writing-mode="lr-tb"/>
      <style:text-properties officeooo:paragraph-rsid="000a7a83"/>
    </style:style>
    <style:style style:name="P4" style:family="paragraph" style:parent-style-name="Text_20_body">
      <style:paragraph-properties fo:margin-top="0cm" fo:margin-bottom="0cm" loext:contextual-spacing="false" fo:line-height="138%" fo:text-align="center" style:justify-single-word="false" style:writing-mode="lr-tb"/>
      <style:text-properties officeooo:rsid="000c4215" officeooo:paragraph-rsid="000c4215"/>
    </style:style>
    <style:style style:name="P5" style:family="paragraph" style:parent-style-name="Text_20_body">
      <style:text-properties officeooo:rsid="00101133" officeooo:paragraph-rsid="00101133"/>
    </style:style>
    <style:style style:name="P6" style:family="paragraph" style:parent-style-name="Text_20_body">
      <style:text-properties officeooo:rsid="0010cefe" officeooo:paragraph-rsid="0010cefe"/>
    </style:style>
    <style:style style:name="P7" style:family="paragraph" style:parent-style-name="Text_20_body">
      <style:text-properties officeooo:rsid="001194aa" officeooo:paragraph-rsid="001194aa"/>
    </style:style>
    <style:style style:name="P8" style:family="paragraph" style:parent-style-name="Text_20_body">
      <style:text-properties officeooo:rsid="0015ef48" officeooo:paragraph-rsid="0015ef48"/>
    </style:style>
    <style:style style:name="P9" style:family="paragraph" style:parent-style-name="Text_20_body">
      <style:text-properties officeooo:rsid="0017a040" officeooo:paragraph-rsid="0017a040"/>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Title" style:master-page-name="First_20_Page">
      <style:paragraph-properties style:page-number="auto"/>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font-size-asian="16pt" style:font-weight-asian="bold" style:font-size-complex="16pt" style:font-weight-complex="bold"/>
    </style:style>
    <style:style style:name="P13" style:family="paragraph" style:parent-style-name="Subtitle">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12e49b"/>
    </style:style>
    <style:style style:name="T1" style:family="text">
      <style:text-properties officeooo:rsid="000c4215"/>
    </style:style>
    <style:style style:name="T2" style:family="text">
      <style:text-properties fo:font-style="italic" style:font-style-asian="italic" style:font-style-complex="italic"/>
    </style:style>
    <style:style style:name="T3" style:family="text">
      <style:text-properties officeooo:rsid="0010cefe"/>
    </style:style>
    <style:style style:name="T4" style:family="text">
      <style:text-properties officeooo:rsid="001194aa"/>
    </style:style>
    <style:style style:name="T5" style:family="text">
      <style:text-properties officeooo:rsid="0012e49b"/>
    </style:style>
    <style:style style:name="T6" style:family="text">
      <style:text-properties officeooo:rsid="0017a04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plicaciones reactivas con Meteor</text:p>
      <text:p text:style-name="P13">Juego de Go Online</text:p>
      <text:p text:style-name="P2"/>
      <text:p text:style-name="P2"/>
      <text:p text:style-name="P4">Víctor Manuel González Mir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Índice de contenido</text:p>
          </text:index-title>
          <text:p text:style-name="P14"><text:a xlink:type="simple" xlink:href="#__RefHeading__106_1427645840" text:style-name="Index_20_Link" text:visited-style-name="Index_20_Link">1. Motivación del proyecto<text:tab/>3</text:a></text:p>
          <text:p text:style-name="P14"><text:a xlink:type="simple" xlink:href="#__RefHeading__108_1427645840" text:style-name="Index_20_Link" text:visited-style-name="Index_20_Link">2. Introducción a Meteor<text:tab/>4</text:a></text:p>
          <text:p text:style-name="P15"><text:a xlink:type="simple" xlink:href="#__RefHeading__110_1427645840" text:style-name="Index_20_Link" text:visited-style-name="Index_20_Link">2.1 ¿Como funciona Meteor?<text:tab/>5</text:a></text:p>
          <text:p text:style-name="P15"><text:a xlink:type="simple" xlink:href="#__RefHeading__112_1427645840" text:style-name="Index_20_Link" text:visited-style-name="Index_20_Link">2.2 El protocolo DDP<text:tab/>5</text:a></text:p>
          <text:p text:style-name="P14"><text:a xlink:type="simple" xlink:href="#__RefHeading__114_1427645840" text:style-name="Index_20_Link" text:visited-style-name="Index_20_Link">3. Introducción al Go<text:tab/>5</text:a></text:p>
          <text:p text:style-name="P15"><text:a xlink:type="simple" xlink:href="#__RefHeading__116_1427645840" text:style-name="Index_20_Link" text:visited-style-name="Index_20_Link">3.1 Reglas y características<text:tab/>5</text:a></text:p>
          <text:p text:style-name="P14"><text:a xlink:type="simple" xlink:href="#__RefHeading__118_1427645840" text:style-name="Index_20_Link" text:visited-style-name="Index_20_Link">4. GoProject<text:tab/>5</text:a></text:p>
          <text:p text:style-name="P15"><text:a xlink:type="simple" xlink:href="#__RefHeading__120_1427645840" text:style-name="Index_20_Link" text:visited-style-name="Index_20_Link">4.1 Generando y estructurando la aplicación<text:tab/>5</text:a></text:p>
          <text:p text:style-name="P15"><text:a xlink:type="simple" xlink:href="#__RefHeading__122_1427645840" text:style-name="Index_20_Link" text:visited-style-name="Index_20_Link">4.2 Gestión de las rutas<text:tab/>5</text:a></text:p>
          <text:p text:style-name="P15"><text:a xlink:type="simple" xlink:href="#__RefHeading__124_1427645840" text:style-name="Index_20_Link" text:visited-style-name="Index_20_Link">4.3 Primeras colecciones<text:tab/>5</text:a></text:p>
          <text:p text:style-name="P15"><text:a xlink:type="simple" xlink:href="#__RefHeading__126_1427645840" text:style-name="Index_20_Link" text:visited-style-name="Index_20_Link">4.4 Crear y listar partidas<text:tab/>5</text:a></text:p>
          <text:p text:style-name="P15"><text:a xlink:type="simple" xlink:href="#__RefHeading__128_1427645840" text:style-name="Index_20_Link" text:visited-style-name="Index_20_Link">4.5 Cuentas de usuario<text:tab/>5</text:a></text:p>
          <text:p text:style-name="P15"><text:a xlink:type="simple" xlink:href="#__RefHeading__130_1427645840" text:style-name="Index_20_Link" text:visited-style-name="Index_20_Link">4.6 Diseño del tablero<text:tab/>5</text:a></text:p>
          <text:p text:style-name="P10"><text:a xlink:type="simple" xlink:href="#__RefHeading__132_1427645840" text:style-name="Index_20_Link" text:visited-style-name="Index_20_Link">4.6.1 Dibujado del tablero en Canvas<text:tab/>5</text:a></text:p>
          <text:p text:style-name="P10"><text:a xlink:type="simple" xlink:href="#__RefHeading__134_1427645840" text:style-name="Index_20_Link" text:visited-style-name="Index_20_Link">4.6.2 Diseño redimensionable<text:tab/>5</text:a></text:p>
          <text:p text:style-name="P15"><text:a xlink:type="simple" xlink:href="#__RefHeading__136_1427645840" text:style-name="Index_20_Link" text:visited-style-name="Index_20_Link">4.7 Desarrollo de la lógica de juego<text:tab/>5</text:a></text:p>
          <text:p text:style-name="P10"><text:a xlink:type="simple" xlink:href="#__RefHeading__138_1427645840" text:style-name="Index_20_Link" text:visited-style-name="Index_20_Link">4.7.1 Gestión de turnos<text:tab/>5</text:a></text:p>
          <text:p text:style-name="P10"><text:a xlink:type="simple" xlink:href="#__RefHeading__140_1427645840" text:style-name="Index_20_Link" text:visited-style-name="Index_20_Link">4.7.2 Cadenas de fichas y muertes<text:tab/>5</text:a></text:p>
          <text:p text:style-name="P10"><text:a xlink:type="simple" xlink:href="#__RefHeading__142_1427645840" text:style-name="Index_20_Link" text:visited-style-name="Index_20_Link">4.7.2 La regla del KO y su implementación<text:tab/>5</text:a></text:p>
          <text:p text:style-name="P10"><text:a xlink:type="simple" xlink:href="#__RefHeading__144_1427645840" text:style-name="Index_20_Link" text:visited-style-name="Index_20_Link">4.7.3 Recuento de territorios<text:tab/>5</text:a></text:p>
          <text:p text:style-name="P10"><text:a xlink:type="simple" xlink:href="#__RefHeading__146_1427645840" text:style-name="Index_20_Link" text:visited-style-name="Index_20_Link">4.7.4 Pasar y rendirse<text:tab/>5</text:a></text:p>
          <text:p text:style-name="P15"><text:a xlink:type="simple" xlink:href="#__RefHeading__148_1427645840" text:style-name="Index_20_Link" text:visited-style-name="Index_20_Link">4.8 Interfaz de juego<text:tab/>5</text:a></text:p>
          <text:p text:style-name="P10"><text:a xlink:type="simple" xlink:href="#__RefHeading__150_1427645840" text:style-name="Index_20_Link" text:visited-style-name="Index_20_Link">4.8.1 Marcadores y acciones<text:tab/>6</text:a></text:p>
          <text:p text:style-name="P10"><text:a xlink:type="simple" xlink:href="#__RefHeading__152_1427645840" text:style-name="Index_20_Link" text:visited-style-name="Index_20_Link">4.8.2 Relojes<text:tab/>6</text:a></text:p>
          <text:p text:style-name="P10"><text:a xlink:type="simple" xlink:href="#__RefHeading__154_1427645840" text:style-name="Index_20_Link" text:visited-style-name="Index_20_Link">4.8.3 El chat de partida<text:tab/>6</text:a></text:p>
          <text:p text:style-name="P15"><text:a xlink:type="simple" xlink:href="#__RefHeading__156_1427645840" text:style-name="Index_20_Link" text:visited-style-name="Index_20_Link">4.9 Rediseño del listado de partidas<text:tab/>6</text:a></text:p>
          <text:p text:style-name="P15"><text:a xlink:type="simple" xlink:href="#__RefHeading__158_1427645840" text:style-name="Index_20_Link" text:visited-style-name="Index_20_Link">4.10 Implementación de un nuevo listado de partidas<text:tab/>6</text:a></text:p>
          <text:p text:style-name="P15"><text:a xlink:type="simple" xlink:href="#__RefHeading__160_1427645840" text:style-name="Index_20_Link" text:visited-style-name="Index_20_Link">4.11 Listado de amigos<text:tab/>6</text:a></text:p>
          <text:p text:style-name="P15"><text:a xlink:type="simple" xlink:href="#__RefHeading__162_1427645840" text:style-name="Index_20_Link" text:visited-style-name="Index_20_Link">4.12 Desarrollo del chat global<text:tab/>6</text:a></text:p>
          <text:p text:style-name="P15"><text:a xlink:type="simple" xlink:href="#__RefHeading__164_1427645840" text:style-name="Index_20_Link" text:visited-style-name="Index_20_Link">4.13 Invitaciones y sistema de alertas<text:tab/>6</text:a></text:p>
          <text:p text:style-name="P14"><text:a xlink:type="simple" xlink:href="#__RefHeading__166_1427645840" text:style-name="Index_20_Link" text:visited-style-name="Index_20_Link">5. Despliegue de la aplicación<text:tab/>6</text:a></text:p>
          <text:p text:style-name="P15"><text:a xlink:type="simple" xlink:href="#__RefHeading__168_1427645840" text:style-name="Index_20_Link" text:visited-style-name="Index_20_Link">5.1 Servidor de pruebas de Meteor<text:tab/>6</text:a></text:p>
          <text:p text:style-name="P15"><text:a xlink:type="simple" xlink:href="#__RefHeading__170_1427645840" text:style-name="Index_20_Link" text:visited-style-name="Index_20_Link">5.2 Servidor propio mediante Meteor Up<text:tab/>6</text:a></text:p>
          <text:p text:style-name="P15"><text:a xlink:type="simple" xlink:href="#__RefHeading__172_1427645840" text:style-name="Index_20_Link" text:visited-style-name="Index_20_Link">5.3 Cluster distribuido<text:tab/>6</text:a></text:p>
          <text:p text:style-name="P14"><text:a xlink:type="simple" xlink:href="#__RefHeading__174_1427645840" text:style-name="Index_20_Link" text:visited-style-name="Index_20_Link">6. Pruebas de rendimiento<text:tab/>6</text:a></text:p>
          <text:p text:style-name="P14"><text:a xlink:type="simple" xlink:href="#__RefHeading__176_1427645840" text:style-name="Index_20_Link" text:visited-style-name="Index_20_Link">7. Paquetes utilizados<text:tab/>6</text:a></text:p>
          <text:p text:style-name="P15"><text:a xlink:type="simple" xlink:href="#__RefHeading__178_1427645840" text:style-name="Index_20_Link" text:visited-style-name="Index_20_Link">7.1 Coffeescript<text:tab/>6</text:a></text:p>
          <text:p text:style-name="P15"><text:a xlink:type="simple" xlink:href="#__RefHeading__180_1427645840" text:style-name="Index_20_Link" text:visited-style-name="Index_20_Link">7.2 Kadira<text:tab/>6</text:a></text:p>
          <text:p text:style-name="P15"><text:a xlink:type="simple" xlink:href="#__RefHeading__182_1427645840" text:style-name="Index_20_Link" text:visited-style-name="Index_20_Link">7.3 Avatar<text:tab/>6</text:a></text:p>
          <text:p text:style-name="P15"><text:a xlink:type="simple" xlink:href="#__RefHeading__184_1427645840" text:style-name="Index_20_Link" text:visited-style-name="Index_20_Link">7.4 Iron Router<text:tab/>6</text:a></text:p>
          <text:p text:style-name="P15"><text:a xlink:type="simple" xlink:href="#__RefHeading__186_1427645840" text:style-name="Index_20_Link" text:visited-style-name="Index_20_Link">7.5 Subs-manager<text:tab/>6</text:a></text:p>
          <text:p text:style-name="P15"><text:a xlink:type="simple" xlink:href="#__RefHeading__188_1427645840" text:style-name="Index_20_Link" text:visited-style-name="Index_20_Link">7.6 Bootstrap 3<text:tab/>7</text:a></text:p>
          <text:p text:style-name="P15"><text:a xlink:type="simple" xlink:href="#__RefHeading__190_1427645840" text:style-name="Index_20_Link" text:visited-style-name="Index_20_Link">7.7 Useraccounts<text:tab/>7</text:a></text:p>
          <text:p text:style-name="P14"><text:a xlink:type="simple" xlink:href="#__RefHeading__192_1427645840" text:style-name="Index_20_Link" text:visited-style-name="Index_20_Link">8. Bibliografía<text:tab/>7</text:a></text:p>
        </text:index-body>
      </text:table-of-content>
      <text:p text:style-name="P3"/>
      <text:h text:style-name="P16" text:outline-level="1"><text:bookmark-start text:name="__RefHeading__106_1427645840"/>1. Motivación del proyecto<text:bookmark-end text:name="__RefHeading__106_1427645840"/></text:h>
      <text:p text:style-name="P5">Siempre me ha interesado el tema de la conectividad entre aplicaciones web y desde el nacimiento de Node.js he ido explorando todo tipo de tecnologías que permitían hacer posible esa interacción en tiempo real. Node.js es para mi una tecnología clave que ha revolucionado la forma en la que se desarrollan webs convencionales y sobretodo, todo tipo de aplicaciones web. </text:p>
      <text:p text:style-name="P5">Javascript ya era un lenguaje muy versatil, pero poder ejecutarlo en el lado del servidor ya era toda una experiencia mas allá de los clásicos <text:span text:style-name="T2">backends</text:span> escritos en PHP o Java. Es por ello que Node.js con JS como su gran aliado están <text:s/>ganando cada vez mas terreno en el ámbito de la programación web. No es ni mucho menos una tecnología <text:span text:style-name="T3">ampliamente</text:span> extendida pero sin duda la acogida ha sido espectacular <text:span text:style-name="T3">y se está adoptando cada vez mas.</text:span></text:p>
      <text:p text:style-name="P5">Node.js está, además, envuelto por una multitud de paquetes creados por la comunidad, activa y constante, que no hace mas que crecer y aportar <text:span text:style-name="T3">variedad </text:span>al proyecto. <text:s/><text:span text:style-name="T3">Paquetes tan conocidos como Express.js o Backbone.js entre otros.</text:span></text:p>
      <text:p text:style-name="P6">Socket.IO fue el primero en llamarme la atención ya que proporcionaba una capa de conectividad entre clientes de una misma aplicación web, permitiendo así el envío y paso de mensajes entre estos en tiempo real. Todo el ello mediante el uso de websockets <text:span text:style-name="T5">y</text:span> de forma extremadamente sencilla. Existen otros paquetes del estilo, como SockJS.</text:p>
      <text:p text:style-name="P6">Otra aproximación es la de paso de mensajes mediante el sistema de pub/sub. En esta linea nos encontramos con proyectos como Faye o Pusher.</text:p>
      <text:p text:style-name="P6">Investigando, probando y buscando entre toda esta multitud de tecnologías fuí a dar con un muy joven Meteor, hace ya mas de un año. <text:span text:style-name="T4">Por entonces no le presté mucha atención ya que me pareció demasiado extraño en su concepto y no entendí bien su propósito. Aún había mucho camino por recorrer. </text:span></text:p>
      <text:p text:style-name="P7">Con el paso del tiempo fuí encontrandome con menciones a Meteor aquí y allá, en diversos foros recomendaban probarlo así que una vez más me puse a ello y decidí darle una segunda oportunidad.</text:p>
      <text:p text:style-name="P7">Tras leer el extenso “Get Started” quede impresionado por lo que ofrecía y sobretodo, lo increiblemente sencillo que parecía una vez comprendido su extraña forma de funcionar, tan diferente a lo que había visto hasta el momento. En un momento estaba imaginando multitud de posibilidades. <text:span text:style-name="T5">Entonces </text:span>pensé que sería un tema interesante a tratar para este proyecto que ahora presento, explorar las características que hacen, al menos para mi, de Meteor, una tecnología totalmente novedosa en el ámbito del desarrollo web. Necesitaba una aplicación práctica en la que plasmarlo, imaginé un amplio abanico de posibilidades y acabé decantándome por un juego de mesa. Un juego de mesa que me permitiera explorar lo que Meteor tenía que ofrecerme, y como tengo especial debilidad por el Go, ese fué el elegido.</text:p>
      <text:p text:style-name="P7"/>
      <text:h text:style-name="P17" text:outline-level="1"><text:bookmark-start text:name="__RefHeading__108_1427645840"/>2. Introducción a Meteor<text:bookmark-end text:name="__RefHeading__108_1427645840"/></text:h>
      <text:p text:style-name="P8">Meteor es un framework para el desarrollo de aplicaciones web en tiempo real construido sobre Node.js.</text:p>
      <text:p text:style-name="P8">Siempre hemos tenido la idea de que una web es un elemento mas o menos estático, nosotros iniciamos una conexión y obtenemos ciertos datos de vuelta que visualizamos en pantalla. <text:span text:style-name="T6">Tras esto la conexión se cierra hasta que volvamos a pedir algún dato, ya sea mediante alguna entrada externa, el refresco de la web o el direccionamiento de un enlace. </text:span></text:p>
      <text:p text:style-name="P9">Meteor imagina una web distinta, una web conectada donde lo que visualizamos cambia de forma constante en función de lo que otros usuarios hacen. Nuestra interfaz, lo que vemos, los datos que se nos presentan, todo ello puede ser modificado y transformado en tiempo real sin que nosotros realicemos ninguna petición al servidor. Cuando los datos cambian, estos se ven reflejados de forma inmediata en todos los clientes de nuestra aplicación. </text:p>
      <text:p text:style-name="P9">Esto permite crear aplicaciones web donde todo este sincronizado, donde cada cliente conectado a la aplicación pueda ver exactamente lo mismo que el resto en todo momento. Esto es lo que en Meteor conocemos por reactividad, concepto que explicaremos mas en detalle posteriormente, pero que en definitiva es el núcleo de las capacidades cuasi mágicas de este joven framework.</text:p>
      <text:p text:style-name="P9">Podemos pensar que esto ya se podía hacer, de hecho no son mas que WebSockets. Es mas, Meteor se apoya en el paquete Sockjs, mencionado anteriormente, para establecer las distintas interconexiones. ¿Que lo hace diferentes pues?</text:p>
      <text:p text:style-name="P9">La diferencia estriba en que Meteor realiza esta tarea de una manera infinitamente mas sencilla que si decidiesemos utilizar WebSockets sin mas, donde la complejidad aumenta de forma exponencial.</text:p>
      <text:p text:style-name="P9">A continuación hablaremos de como funciona Meteor en detalle y de otro de los pilares de su funcionamiento, MongoDB.</text:p>
      <text:h text:style-name="Heading_20_2" text:outline-level="2"><text:bookmark-start text:name="__RefHeading__110_1427645840"/><text:soft-page-break/>2.1 ¿Como funciona Meteor?<text:bookmark-end text:name="__RefHeading__110_1427645840"/></text:h>
      <text:h text:style-name="Heading_20_2" text:outline-level="2"><text:bookmark-start text:name="__RefHeading__112_1427645840"/>2.2 El protocolo DDP<text:bookmark-end text:name="__RefHeading__112_1427645840"/></text:h>
      <text:h text:style-name="Heading_20_1" text:outline-level="1"><text:bookmark-start text:name="__RefHeading__114_1427645840"/>3. Introducción al Go<text:bookmark-end text:name="__RefHeading__114_1427645840"/></text:h>
      <text:h text:style-name="Heading_20_2" text:outline-level="2"><text:bookmark-start text:name="__RefHeading__116_1427645840"/>3.1 Reglas y características<text:bookmark-end text:name="__RefHeading__116_1427645840"/></text:h>
      <text:h text:style-name="Heading_20_1" text:outline-level="1"><text:bookmark-start text:name="__RefHeading__118_1427645840"/>4. GoProject<text:bookmark-end text:name="__RefHeading__118_1427645840"/></text:h>
      <text:h text:style-name="Heading_20_2" text:outline-level="2"><text:bookmark-start text:name="__RefHeading__120_1427645840"/>4.1 Generando y estructurando la aplicación<text:bookmark-end text:name="__RefHeading__120_1427645840"/></text:h>
      <text:h text:style-name="Heading_20_2" text:outline-level="2"><text:bookmark-start text:name="__RefHeading__122_1427645840"/>4.2 Gestión de las rutas<text:bookmark-end text:name="__RefHeading__122_1427645840"/></text:h>
      <text:h text:style-name="Heading_20_2" text:outline-level="2"><text:bookmark-start text:name="__RefHeading__124_1427645840"/>4.3 Primeras colecciones<text:bookmark-end text:name="__RefHeading__124_1427645840"/></text:h>
      <text:h text:style-name="Heading_20_2" text:outline-level="2"><text:bookmark-start text:name="__RefHeading__126_1427645840"/>4.4 Crear y listar partidas<text:bookmark-end text:name="__RefHeading__126_1427645840"/></text:h>
      <text:h text:style-name="Heading_20_2" text:outline-level="2"><text:bookmark-start text:name="__RefHeading__128_1427645840"/>4.5 Cuentas de usuario<text:bookmark-end text:name="__RefHeading__128_1427645840"/></text:h>
      <text:h text:style-name="Heading_20_2" text:outline-level="2"><text:bookmark-start text:name="__RefHeading__130_1427645840"/>4.6 Diseño del tablero<text:bookmark-end text:name="__RefHeading__130_1427645840"/></text:h>
      <text:h text:style-name="Heading_20_3" text:outline-level="3"><text:bookmark-start text:name="__RefHeading__132_1427645840"/>4.6.1 Dibujado del tablero en Canvas<text:bookmark-end text:name="__RefHeading__132_1427645840"/></text:h>
      <text:h text:style-name="Heading_20_3" text:outline-level="3"><text:bookmark-start text:name="__RefHeading__134_1427645840"/>4.6.2 Diseño redimensionable<text:bookmark-end text:name="__RefHeading__134_1427645840"/></text:h>
      <text:h text:style-name="Heading_20_2" text:outline-level="2"><text:bookmark-start text:name="__RefHeading__136_1427645840"/>4.7 Desarrollo de la lógica de juego<text:bookmark-end text:name="__RefHeading__136_1427645840"/></text:h>
      <text:h text:style-name="Heading_20_3" text:outline-level="3"><text:bookmark-start text:name="__RefHeading__138_1427645840"/>4.7.1 Gestión de turnos<text:bookmark-end text:name="__RefHeading__138_1427645840"/></text:h>
      <text:h text:style-name="Heading_20_3" text:outline-level="3"><text:bookmark-start text:name="__RefHeading__140_1427645840"/>4.7.2 Cadenas de fichas y muertes<text:bookmark-end text:name="__RefHeading__140_1427645840"/></text:h>
      <text:h text:style-name="Heading_20_3" text:outline-level="3"><text:bookmark-start text:name="__RefHeading__142_1427645840"/>4.7.2 La regla del KO y su implementación<text:bookmark-end text:name="__RefHeading__142_1427645840"/></text:h>
      <text:h text:style-name="Heading_20_3" text:outline-level="3"><text:bookmark-start text:name="__RefHeading__144_1427645840"/>4.7.3 Recuento de territorios<text:bookmark-end text:name="__RefHeading__144_1427645840"/></text:h>
      <text:h text:style-name="Heading_20_3" text:outline-level="3"><text:bookmark-start text:name="__RefHeading__146_1427645840"/>4.7.4 Pasar y rendirse<text:bookmark-end text:name="__RefHeading__146_1427645840"/></text:h>
      <text:h text:style-name="Heading_20_2" text:outline-level="2"><text:bookmark-start text:name="__RefHeading__148_1427645840"/>4.8 Interfaz de juego<text:bookmark-end text:name="__RefHeading__148_1427645840"/></text:h>
      <text:h text:style-name="Heading_20_3" text:outline-level="3"><text:bookmark-start text:name="__RefHeading__150_1427645840"/><text:soft-page-break/>4.8.1 Marcadores y acciones<text:bookmark-end text:name="__RefHeading__150_1427645840"/></text:h>
      <text:h text:style-name="Heading_20_3" text:outline-level="3"><text:bookmark-start text:name="__RefHeading__152_1427645840"/>4.8.2 Relojes<text:bookmark-end text:name="__RefHeading__152_1427645840"/></text:h>
      <text:h text:style-name="Heading_20_3" text:outline-level="3"><text:bookmark-start text:name="__RefHeading__154_1427645840"/>4.8.3 El chat de partida<text:bookmark-end text:name="__RefHeading__154_1427645840"/></text:h>
      <text:h text:style-name="Heading_20_2" text:outline-level="2"><text:bookmark-start text:name="__RefHeading__156_1427645840"/>4.9 Rediseño del listado de partidas<text:bookmark-end text:name="__RefHeading__156_1427645840"/></text:h>
      <text:h text:style-name="Heading_20_2" text:outline-level="2"><text:bookmark-start text:name="__RefHeading__158_1427645840"/>4.10 Implementación de un nuevo listado de partidas<text:bookmark-end text:name="__RefHeading__158_1427645840"/></text:h>
      <text:h text:style-name="Heading_20_2" text:outline-level="2"><text:bookmark-start text:name="__RefHeading__160_1427645840"/>4.11 Listado de amigos<text:bookmark-end text:name="__RefHeading__160_1427645840"/></text:h>
      <text:h text:style-name="Heading_20_2" text:outline-level="2"><text:bookmark-start text:name="__RefHeading__162_1427645840"/>4.12 Desarrollo del chat global<text:bookmark-end text:name="__RefHeading__162_1427645840"/></text:h>
      <text:h text:style-name="Heading_20_2" text:outline-level="2"><text:bookmark-start text:name="__RefHeading__164_1427645840"/>4.13 Invitaciones y sistema de alertas<text:bookmark-end text:name="__RefHeading__164_1427645840"/></text:h>
      <text:h text:style-name="Heading_20_1" text:outline-level="1"><text:bookmark-start text:name="__RefHeading__166_1427645840"/>5. Despliegue de la aplicación<text:bookmark-end text:name="__RefHeading__166_1427645840"/></text:h>
      <text:h text:style-name="Heading_20_2" text:outline-level="2"><text:bookmark-start text:name="__RefHeading__168_1427645840"/>5.1 Servidor de pruebas de Meteor<text:bookmark-end text:name="__RefHeading__168_1427645840"/></text:h>
      <text:h text:style-name="Heading_20_2" text:outline-level="2"><text:bookmark-start text:name="__RefHeading__170_1427645840"/>5.2 Servidor propio mediante Meteor Up<text:bookmark-end text:name="__RefHeading__170_1427645840"/></text:h>
      <text:h text:style-name="Heading_20_2" text:outline-level="2"><text:bookmark-start text:name="__RefHeading__172_1427645840"/>5.3 Cluster distribuido<text:bookmark-end text:name="__RefHeading__172_1427645840"/></text:h>
      <text:h text:style-name="Heading_20_1" text:outline-level="1"><text:bookmark-start text:name="__RefHeading__174_1427645840"/>6. Pruebas de rendimiento<text:bookmark-end text:name="__RefHeading__174_1427645840"/></text:h>
      <text:h text:style-name="Heading_20_1" text:outline-level="1"><text:bookmark-start text:name="__RefHeading__176_1427645840"/>7. Paquetes utilizados<text:bookmark-end text:name="__RefHeading__176_1427645840"/></text:h>
      <text:h text:style-name="Heading_20_2" text:outline-level="2"><text:bookmark-start text:name="__RefHeading__178_1427645840"/>7.1 Coffeescript<text:bookmark-end text:name="__RefHeading__178_1427645840"/></text:h>
      <text:h text:style-name="Heading_20_2" text:outline-level="2"><text:bookmark-start text:name="__RefHeading__180_1427645840"/>7.2 Kadira<text:bookmark-end text:name="__RefHeading__180_1427645840"/></text:h>
      <text:h text:style-name="Heading_20_2" text:outline-level="2"><text:bookmark-start text:name="__RefHeading__182_1427645840"/>7.3 Avatar<text:bookmark-end text:name="__RefHeading__182_1427645840"/></text:h>
      <text:h text:style-name="Heading_20_2" text:outline-level="2"><text:bookmark-start text:name="__RefHeading__184_1427645840"/>7.4 Iron Router<text:bookmark-end text:name="__RefHeading__184_1427645840"/></text:h>
      <text:h text:style-name="Heading_20_2" text:outline-level="2"><text:bookmark-start text:name="__RefHeading__186_1427645840"/>7.5 Subs-manager<text:bookmark-end text:name="__RefHeading__186_1427645840"/></text:h>
      <text:h text:style-name="Heading_20_2" text:outline-level="2"><text:bookmark-start text:name="__RefHeading__188_1427645840"/><text:soft-page-break/>7.6 Bootstrap 3<text:bookmark-end text:name="__RefHeading__188_1427645840"/></text:h>
      <text:h text:style-name="Heading_20_2" text:outline-level="2"><text:bookmark-start text:name="__RefHeading__190_1427645840"/>7.7 Useraccounts<text:bookmark-end text:name="__RefHeading__190_1427645840"/></text:h>
      <text:h text:style-name="Heading_20_1" text:outline-level="1"><text:bookmark-start text:name="__RefHeading__192_1427645840"/>8. Bibliograf<text:span text:style-name="T1">í</text:span>a<text:bookmark-end text:name="__RefHeading__192_1427645840"/></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7:25:47.364000000</meta:creation-date>
    <dc:date>2015-02-26T19:50:36.036000000</dc:date>
    <meta:editing-duration>PT6H10M20S</meta:editing-duration>
    <meta:editing-cycles>5</meta:editing-cycles>
    <meta:generator>LibreOffice/4.4.0.3$Windows_x86 LibreOffice_project/de093506bcdc5fafd9023ee680b8c60e3e0645d7</meta:generator>
    <meta:document-statistic meta:table-count="0" meta:image-count="0" meta:object-count="0" meta:page-count="7" meta:paragraph-count="107" meta:word-count="1186" meta:character-count="7017" meta:non-whitespace-character-count="5932"/>
  </office:meta>
</office:document-meta>
</file>